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</office:automatic-styles>
  <office:body>
    <office:text text:use-soft-page-breaks="true">
      <text:p text:style-name="P1">Боговете на злото</text:p>
      <text:p text:style-name="Normal"/>
      <text:p text:style-name="Normal"/>
      <text:p text:style-name="Normal">Същото лице, същото петно, гледайки как хората се наслаждават на изминаващите дни, изпълнени със смях и радост, но истинската тъга се крие дълбоко в сърцата им.</text:p>
      <text:p text:style-name="Normal"/>
      <text:p text:style-name="Normal">Парите са тяхната религия, тяхната земя на злото е техният рай, а хората са същества на дявола, които се контролират като кукли на конци. Те ще те приемат и след това ще те изплюят заради вътрешното ти щастие, което притежаваш, което те само си мечтаят да имат, но не могат.<text:s/></text:p>
      <text:p text:style-name="Normal"/>
      <text:p text:style-name="Normal">Паднали на колене, те се молят.</text:p>
      <text:p text:style-name="Normal"/>
      <text:p text:style-name="Normal">Молейки се на боговете, богоподобните същества издигнати чрез болката и агонията на хората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ks boboychev</dc:creator>
    <meta:creation-date>2023-05-20T18:49:00Z</meta:creation-date>
    <dc:date>2023-10-25T09:42:00Z</dc:date>
    <meta:template xlink:href="Normal.dotm" xlink:type="simple"/>
    <meta:editing-cycles>11</meta:editing-cycles>
    <meta:editing-duration>PT360S</meta:editing-duration>
    <meta:document-statistic meta:page-count="1" meta:paragraph-count="1" meta:word-count="87" meta:character-count="583" meta:row-count="4" meta:non-whitespace-character-count="497"/>
  </office:meta>
</office:document-meta>
</file>